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c2a73" officeooo:paragraph-rsid="000c2a73"/>
    </style:style>
    <style:style style:name="P2" style:family="paragraph" style:parent-style-name="Standard">
      <style:text-properties fo:font-weight="bold" officeooo:rsid="000c2a73" officeooo:paragraph-rsid="000c2a73" style:font-weight-asian="bold" style:font-weight-complex="bold"/>
    </style:style>
    <style:style style:name="P3" style:family="paragraph" style:parent-style-name="Standard">
      <style:text-properties fo:font-weight="bold" officeooo:rsid="001427fb" officeooo:paragraph-rsid="001427fb" style:font-weight-asian="bold" style:font-weight-complex="bold"/>
    </style:style>
    <style:style style:name="P4" style:family="paragraph" style:parent-style-name="Standard">
      <style:text-properties officeooo:rsid="000f442a" officeooo:paragraph-rsid="000f442a"/>
    </style:style>
    <style:style style:name="P5" style:family="paragraph" style:parent-style-name="Standard">
      <style:text-properties officeooo:rsid="001427fb" officeooo:paragraph-rsid="001427fb"/>
    </style:style>
    <style:style style:name="P6" style:family="paragraph" style:parent-style-name="Standard">
      <style:text-properties officeooo:rsid="00148860" officeooo:paragraph-rsid="00148860"/>
    </style:style>
    <style:style style:name="P7" style:family="paragraph" style:parent-style-name="Standard">
      <style:text-properties officeooo:rsid="001427fb" officeooo:paragraph-rsid="001427fb"/>
    </style:style>
    <style:style style:name="P8" style:family="paragraph" style:parent-style-name="Standard">
      <style:text-properties officeooo:rsid="0015a60a" officeooo:paragraph-rsid="0015a60a"/>
    </style:style>
    <style:style style:name="T1" style:family="text">
      <style:text-properties officeooo:rsid="000cb071"/>
    </style:style>
    <style:style style:name="T2" style:family="text">
      <style:text-properties officeooo:rsid="000e7c68"/>
    </style:style>
    <style:style style:name="T3" style:family="text">
      <style:text-properties officeooo:rsid="0010bd9d"/>
    </style:style>
    <style:style style:name="T4" style:family="text">
      <style:text-properties officeooo:rsid="0010fbad"/>
    </style:style>
    <style:style style:name="T5" style:family="text">
      <style:text-properties officeooo:rsid="0012bf60"/>
    </style:style>
    <style:style style:name="T6" style:family="text">
      <style:text-properties officeooo:rsid="001427fb"/>
    </style:style>
    <style:style style:name="T7" style:family="text">
      <style:text-properties officeooo:rsid="001488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HP Practica 3 Entorno</text:p>
      <text:p text:style-name="P2"><text:span text:style-name="T7">CASO</text:span> 1</text:p>
      <text:p text:style-name="P2">a. PEST</text:p>
      <text:p text:style-name="P1">Politico-Legal</text:p>
      <text:p text:style-name="P1">- Restricciones, confinamiento</text:p>
      <text:p text:style-name="P1">- <text:span text:style-name="T1">Retención de materias primas</text:span></text:p>
      <text:p text:style-name="P1">Económico</text:p>
      <text:p text:style-name="P1">- <text:span text:style-name="T1">Crisis sanitaria (</text:span>pandemia <text:span text:style-name="T1">COVID-19)</text:span></text:p>
      <text:p text:style-name="P1">- Reducción del crecimiento económico</text:p>
      <text:p text:style-name="P1">- Reducción del consumo</text:p>
      <text:p text:style-name="P1">- Crisis energética <text:span text:style-name="T2">(alto coste)</text:span></text:p>
      <text:p text:style-name="P1">- Escasez de materias primas</text:p>
      <text:p text:style-name="P1">- Inflación (aumento de precios)</text:p>
      <text:p text:style-name="P1">- <text:span text:style-name="T1">Elevado coste del transporte marítimo</text:span></text:p>
      <text:p text:style-name="P1">Sociocultural</text:p>
      <text:p text:style-name="P1"/>
      <text:p text:style-name="P1">Tecnológico</text:p>
      <text:p text:style-name="P1">- <text:span text:style-name="T2">Lento procesamiento de contenedores</text:span></text:p>
      <text:p text:style-name="P1"/>
      <text:p text:style-name="P1"/>
      <text:p text:style-name="P4">Reparacion y segunda mano</text:p>
      <text:p text:style-name="P4">Politico-Legal</text:p>
      <text:p text:style-name="P4">Economico</text:p>
      <text:p text:style-name="P4">Sociocultural</text:p>
      <text:p text:style-name="P4">- Consumidoresmas responsables - OPORTUNIDAD</text:p>
      <text:p text:style-name="P4">- Cambio del estilo de vida, patrones de consumo</text:p>
      <text:p text:style-name="P4">Teconologico</text:p>
      <text:p text:style-name="P4">- Aplicaciones destinadas al consumo online – OPORTUNIDAD</text:p>
      <text:p text:style-name="P4">El resto AMENAZA</text:p>
      <text:p text:style-name="P4"/>
      <text:p text:style-name="P4"/>
      <text:p text:style-name="P4">ENTORNO ESPECIFICO: 5 fuerzas competitivas de Porter</text:p>
      <text:p text:style-name="P4">Competencia</text:p>
      <text:p text:style-name="P4"><text:tab/>Rivalidad actual</text:p>
      <text:p text:style-name="P4"><text:tab/><text:tab/>Escasez de talleres especializados → baja rivalidad → oportunidad</text:p>
      <text:p text:style-name="P4"><text:tab/><text:tab/>Buena rentabilidad → baja rivalidad → oportunidad</text:p>
      <text:p text:style-name="P4"><text:tab/><text:tab/>Crecimiento acelerado del sector → baja rivalidad → oportunidad</text:p>
      <text:p text:style-name="P4"><text:tab/>Amenaza de nuevos competidores</text:p>
      <text:p text:style-name="P4"><text:tab/><text:tab/>Inversión inicial escasa → amenaza</text:p>
      <text:p text:style-name="P4"><text:tab/><text:tab/>Acceso a canales de distribución → amenaza (oportunidad para nuevos)</text:p>
      <text:p text:style-name="P4"><text:tab/>Amenaza de productos sustitutivos</text:p>
      <text:p text:style-name="P4"><text:tab/><text:tab/>Escasez de productos nuevos y mas caros → disminuye amenaza → oportunidad</text:p>
      <text:p text:style-name="P4"><text:tab/>Poder negociador de clientes <text:span text:style-name="T3">(muchos o pocos)</text:span></text:p>
      <text:p text:style-name="P4"><text:tab/><text:tab/>Muchos clientes → menos poder → <text:span text:style-name="T3">oportunidad</text:span></text:p>
      <text:p text:style-name="P4"><text:tab/><text:tab/><text:span text:style-name="T4">Diferenciación del producto </text:span><text:span text:style-name="T5">baja → mas poder → amenaza</text:span></text:p>
      <text:p text:style-name="P4"><text:tab/>Poder negociador de proveedores <text:span text:style-name="T5">(productos usados, piezas)</text:span></text:p>
      <text:p text:style-name="P4"><text:tab/><text:tab/><text:span text:style-name="T5">Pocos proveedores → mas poder → amenaza</text:span></text:p>
      <text:p text:style-name="P4"><text:tab/><text:tab/><text:span text:style-name="T5">Diferenciación del producto baja → menos poder → oportunidad</text:span></text:p>
      <text:p text:style-name="P4"/>
      <text:p text:style-name="P4"/>
      <text:p text:style-name="P5"/>
      <text:p text:style-name="P5"/>
      <text:p text:style-name="P5"><text:soft-page-break/></text:p>
      <text:p text:style-name="P3">CASO 2</text:p>
      <text:p text:style-name="P6">1. <text:span text:style-name="T6">Beneficios de acción social </text:span>para<text:span text:style-name="T6"> Estrella de Levante</text:span></text:p>
      <text:p text:style-name="P5"><text:tab/>Mejora la imagen, publicidad </text:p>
      <text:p text:style-name="P5"><text:tab/>Generación de beneficio a largo plazo</text:p>
      <text:p text:style-name="P5"><text:tab/>Aumenta valor de la empresa</text:p>
      <text:p text:style-name="P5"><text:tab/>Practica de buena gestión empresarial</text:p>
      <text:p text:style-name="P5"><text:tab/></text:p>
      <text:p text:style-name="P8">2. Si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5:37:33.455255498</meta:creation-date>
    <dc:date>2023-10-13T03:00:01.669137056</dc:date>
    <meta:editing-duration>P2DT13H44M41S</meta:editing-duration>
    <meta:editing-cycles>10</meta:editing-cycles>
    <meta:generator>LibreOffice/7.4.7.2$Linux_X86_64 LibreOffice_project/40$Build-2</meta:generator>
    <meta:document-statistic meta:table-count="0" meta:image-count="0" meta:object-count="0" meta:page-count="2" meta:paragraph-count="51" meta:word-count="241" meta:character-count="1666" meta:non-whitespace-character-count="1443"/>
  </office:meta>
</office:document-meta>
</file>